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253cm"/>
    </style:style>
    <style:style style:name="co6" style:family="table-column">
      <style:table-column-properties fo:break-before="auto" style:column-width="3.798cm"/>
    </style:style>
    <style:style style:name="co7" style:family="table-column">
      <style:table-column-properties fo:break-before="auto" style:column-width="4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 style:data-style-name="N107"/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 style:data-style-name="N107">
      <style:table-cell-properties fo:border-bottom="none" fo:border-left="none" fo:border-right="0.74pt solid #000000" fo:border-top="none"/>
    </style:style>
    <style:style style:name="ce22" style:family="table-cell" style:parent-style-name="Default" style:data-style-name="N124">
      <style:table-cell-properties fo:border-bottom="0.74pt solid #000000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8"/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Greenland_historic</text:p>
          </table:table-cell>
          <table:table-cell office:value-type="string" calcext:value-type="string">
            <text:p>Mainland</text:p>
          </table:table-cell>
          <table:table-cell office:value-type="string" calcext:value-type="string">
            <text:p>Mainland_historic</text:p>
          </table:table-cell>
          <table:table-cell/>
          <table:table-cell table:style-name="ce1" office:value-type="string" calcext:value-type="string">
            <text:p>Tíðni</text:p>
          </table:table-cell>
          <table:table-cell table:style-name="ce4" office:value-type="string" calcext:value-type="string">
            <text:p>0-200 years</text:p>
          </table:table-cell>
          <table:table-cell table:style-name="ce4" office:value-type="string" calcext:value-type="string">
            <text:p>Greenland_Iceland</text:p>
          </table:table-cell>
          <table:table-cell table:style-name="ce4" office:value-type="string" calcext:value-type="string">
            <text:p>Mainland_Iceland</text:p>
          </table:table-cell>
          <table:table-cell table:style-name="ce4" office:value-type="string" calcext:value-type="string">
            <text:p>Iceland_Greenland</text:p>
          </table:table-cell>
          <table:table-cell table:style-name="ce4" office:value-type="string" calcext:value-type="string">
            <text:p>Mainland_Greenland</text:p>
          </table:table-cell>
          <table:table-cell table:style-name="ce4" office:value-type="string" calcext:value-type="string">
            <text:p>Iceland_Mainland</text:p>
          </table:table-cell>
          <table:table-cell table:style-name="ce7" office:value-type="string" calcext:value-type="string">
            <text:p>Greenland_Mainland</text:p>
          </table:table-cell>
        </table:table-row>
        <table:table-row table:style-name="ro1">
          <table:table-cell office:value-type="string" calcext:value-type="string">
            <text:p>NPOP0</text:p>
          </table:table-cell>
          <table:table-cell office:value-type="string" calcext:value-type="string">
            <text:p>NPOP1</text:p>
          </table:table-cell>
          <table:table-cell office:value-type="string" calcext:value-type="string">
            <text:p>NPOP2</text:p>
          </table:table-cell>
          <table:table-cell office:value-type="string" calcext:value-type="string">
            <text:p>NPOP3</text:p>
          </table:table-cell>
          <table:table-cell office:value-type="string" calcext:value-type="string">
            <text:p>NPOP4</text:p>
          </table:table-cell>
          <table:table-cell table:number-columns-repeated="3"/>
          <table:table-cell office:value-type="string" calcext:value-type="string">
            <text:p>MIG20</text:p>
          </table:table-cell>
          <table:table-cell office:value-type="string" calcext:value-type="string">
            <text:p>MIG40</text:p>
          </table:table-cell>
          <table:table-cell office:value-type="string" calcext:value-type="string">
            <text:p>MIG02</text:p>
          </table:table-cell>
          <table:table-cell office:value-type="string" calcext:value-type="string">
            <text:p>MIG42</text:p>
          </table:table-cell>
          <table:table-cell office:value-type="string" calcext:value-type="string">
            <text:p>MIG04</text:p>
          </table:table-cell>
          <table:table-cell office:value-type="string" calcext:value-type="string">
            <text:p>MIG2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371" calcext:value-type="float">
            <text:p>1371</text:p>
          </table:table-cell>
          <table:table-cell office:value-type="float" office:value="2183" calcext:value-type="float">
            <text:p>2183</text:p>
          </table:table-cell>
          <table:table-cell office:value-type="float" office:value="3167" calcext:value-type="float">
            <text:p>3167</text:p>
          </table:table-cell>
          <table:table-cell office:value-type="float" office:value="18502" calcext:value-type="float">
            <text:p>18502</text:p>
          </table:table-cell>
          <table:table-cell table:number-columns-repeated="3"/>
          <table:table-cell table:style-name="ce6" office:value-type="float" office:value="0.0166198" calcext:value-type="float">
            <text:p>0,0166198</text:p>
          </table:table-cell>
          <table:table-cell office:value-type="float" office:value="0.0319223" calcext:value-type="float">
            <text:p>0,0319223</text:p>
          </table:table-cell>
          <table:table-cell office:value-type="float" office:value="0.0297093" calcext:value-type="float">
            <text:p>0,0297093</text:p>
          </table:table-cell>
          <table:table-cell office:value-type="float" office:value="0.0449689" calcext:value-type="float">
            <text:p>0,0449689</text:p>
          </table:table-cell>
          <table:table-cell office:value-type="float" office:value="0.0290014" calcext:value-type="float">
            <text:p>0,0290014</text:p>
          </table:table-cell>
          <table:table-cell office:value-type="float" office:value="0.0408057" calcext:value-type="float">
            <text:p>0,040805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371" calcext:value-type="float">
            <text:p>1371</text:p>
          </table:table-cell>
          <table:table-cell office:value-type="float" office:value="2183" calcext:value-type="float">
            <text:p>2183</text:p>
          </table:table-cell>
          <table:table-cell office:value-type="float" office:value="16661" calcext:value-type="float">
            <text:p>16661</text:p>
          </table:table-cell>
          <table:table-cell office:value-type="float" office:value="18502" calcext:value-type="float">
            <text:p>18502</text:p>
          </table:table-cell>
          <table:table-cell table:number-columns-repeated="3"/>
          <table:table-cell office:value-type="float" office:value="0.0346837" calcext:value-type="float">
            <text:p>0,0346837</text:p>
          </table:table-cell>
          <table:table-cell office:value-type="float" office:value="0.0191129" calcext:value-type="float">
            <text:p>0,0191129</text:p>
          </table:table-cell>
          <table:table-cell office:value-type="float" office:value="0.0416921" calcext:value-type="float">
            <text:p>0,0416921</text:p>
          </table:table-cell>
          <table:table-cell office:value-type="float" office:value="0.0334756" calcext:value-type="float">
            <text:p>0,0334756</text:p>
          </table:table-cell>
          <table:table-cell office:value-type="float" office:value="0.0481596" calcext:value-type="float">
            <text:p>0,0481596</text:p>
          </table:table-cell>
          <table:table-cell table:style-name="ce21" office:value-type="float" office:value="0.0252193" calcext:value-type="float">
            <text:p>0,025219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200-1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G31</text:p>
          </table:table-cell>
          <table:table-cell office:value-type="string" calcext:value-type="string">
            <text:p>MIG51</text:p>
          </table:table-cell>
          <table:table-cell office:value-type="string" calcext:value-type="string">
            <text:p>MIG13</text:p>
          </table:table-cell>
          <table:table-cell office:value-type="string" calcext:value-type="string">
            <text:p>MIG53</text:p>
          </table:table-cell>
          <table:table-cell office:value-type="string" calcext:value-type="string">
            <text:p>MIG15</text:p>
          </table:table-cell>
          <table:table-cell office:value-type="string" calcext:value-type="string">
            <text:p>MIG35</text:p>
          </table:table-cell>
        </table:table-row>
        <table:table-row table:style-name="ro1">
          <table:table-cell table:number-columns-repeated="8"/>
          <table:table-cell office:value-type="float" office:value="0.0236072" calcext:value-type="float">
            <text:p>0,0236072</text:p>
          </table:table-cell>
          <table:table-cell office:value-type="float" office:value="0.0128162" calcext:value-type="float">
            <text:p>0,0128162</text:p>
          </table:table-cell>
          <table:table-cell office:value-type="float" office:value="0.0267864" calcext:value-type="float">
            <text:p>0,0267864</text:p>
          </table:table-cell>
          <table:table-cell office:value-type="float" office:value="0.0200003" calcext:value-type="float">
            <text:p>0,0200003</text:p>
          </table:table-cell>
          <table:table-cell office:value-type="float" office:value="0.0410124" calcext:value-type="float">
            <text:p>0,0410124</text:p>
          </table:table-cell>
          <table:table-cell office:value-type="float" office:value="0.0330191" calcext:value-type="float">
            <text:p>0,0330191</text:p>
          </table:table-cell>
        </table:table-row>
        <table:table-row table:style-name="ro1">
          <table:table-cell table:number-columns-repeated="8"/>
          <table:table-cell office:value-type="float" office:value="0.0319224" calcext:value-type="float">
            <text:p>0,0319224</text:p>
          </table:table-cell>
          <table:table-cell office:value-type="float" office:value="0.0350934" calcext:value-type="float">
            <text:p>0,0350934</text:p>
          </table:table-cell>
          <table:table-cell office:value-type="float" office:value="0.0387659" calcext:value-type="float">
            <text:p>0,0387659</text:p>
          </table:table-cell>
          <table:table-cell office:value-type="float" office:value="0.0079026" calcext:value-type="float">
            <text:p>0,0079026</text:p>
          </table:table-cell>
          <table:table-cell office:value-type="float" office:value="0.0410124" calcext:value-type="float">
            <text:p>0,0410124</text:p>
          </table:table-cell>
          <table:table-cell office:value-type="float" office:value="0.0330191" calcext:value-type="float">
            <text:p>0,033019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1000-10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IG231</text:p>
          </table:table-cell>
          <table:table-cell office:value-type="string" calcext:value-type="string">
            <text:p>MIG251</text:p>
          </table:table-cell>
          <table:table-cell office:value-type="string" calcext:value-type="string">
            <text:p>MIG213</text:p>
          </table:table-cell>
          <table:table-cell office:value-type="string" calcext:value-type="string">
            <text:p>MIG253</text:p>
          </table:table-cell>
          <table:table-cell office:value-type="string" calcext:value-type="string">
            <text:p>MIG215</text:p>
          </table:table-cell>
          <table:table-cell office:value-type="string" calcext:value-type="string">
            <text:p>MIG235</text:p>
          </table:table-cell>
        </table:table-row>
        <table:table-row table:style-name="ro1">
          <table:table-cell table:number-columns-repeated="7"/>
          <table:table-cell table:style-name="ce16"/>
          <table:table-cell table:style-name="ce16" office:value-type="float" office:value="0.0176579" calcext:value-type="float">
            <text:p>0,0176579</text:p>
          </table:table-cell>
          <table:table-cell table:style-name="ce16" office:value-type="float" office:value="0.0568203" calcext:value-type="float">
            <text:p>0,0568203</text:p>
          </table:table-cell>
          <table:table-cell table:style-name="ce16" office:value-type="float" office:value="0.0285757" calcext:value-type="float">
            <text:p>0,0285757</text:p>
          </table:table-cell>
          <table:table-cell table:style-name="ce16" office:value-type="float" office:value="0.0673798" calcext:value-type="float">
            <text:p>0,0673798</text:p>
          </table:table-cell>
          <table:table-cell table:style-name="ce16" office:value-type="float" office:value="0.0000337965" calcext:value-type="float">
            <text:p>0,0000337965</text:p>
          </table:table-cell>
          <table:table-cell office:value-type="float" office:value="0.000905739" calcext:value-type="float">
            <text:p>0,000905739</text:p>
          </table:table-cell>
        </table:table-row>
        <table:table-row table:style-name="ro1">
          <table:table-cell table:number-columns-repeated="6"/>
          <table:table-cell table:style-name="ce3"/>
          <table:table-cell table:style-name="ce5"/>
          <table:table-cell table:style-name="ce5" office:value-type="float" office:value="0.0106959" calcext:value-type="float">
            <text:p>0,0106959</text:p>
          </table:table-cell>
          <table:table-cell table:style-name="ce5" office:value-type="float" office:value="0.0519461" calcext:value-type="float">
            <text:p>0,0519461</text:p>
          </table:table-cell>
          <table:table-cell table:style-name="ce5" office:value-type="float" office:value="0.0176608" calcext:value-type="float">
            <text:p>0,0176608</text:p>
          </table:table-cell>
          <table:table-cell table:style-name="ce5" office:value-type="float" office:value="0.0736469" calcext:value-type="float">
            <text:p>0,0736469</text:p>
          </table:table-cell>
          <table:table-cell table:style-name="ce5" office:value-type="float" office:value="0.0000603577" calcext:value-type="float">
            <text:p>0,0000603577</text:p>
          </table:table-cell>
          <table:table-cell table:style-name="ce22" office:value-type="float" office:value="0.000851361" calcext:value-type="float">
            <text:p>0,00085136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ce1" office:value-type="string" calcext:value-type="string">
            <text:p>Fjöldi</text:p>
          </table:table-cell>
          <table:table-cell table:style-name="ce4" office:value-type="string" calcext:value-type="string">
            <text:p>0-200 years</text:p>
          </table:table-cell>
          <table:table-cell table:style-name="ce4" office:value-type="string" calcext:value-type="string">
            <text:p>Greenland_Iceland</text:p>
          </table:table-cell>
          <table:table-cell table:style-name="ce4" office:value-type="string" calcext:value-type="string">
            <text:p>Mainland_Iceland</text:p>
          </table:table-cell>
          <table:table-cell table:style-name="ce4" office:value-type="string" calcext:value-type="string">
            <text:p>Iceland_Greenland</text:p>
          </table:table-cell>
          <table:table-cell table:style-name="ce4" office:value-type="string" calcext:value-type="string">
            <text:p>Mainland_Greenland</text:p>
          </table:table-cell>
          <table:table-cell table:style-name="ce4" office:value-type="string" calcext:value-type="string">
            <text:p>Iceland_Mainland</text:p>
          </table:table-cell>
          <table:table-cell table:style-name="ce7"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table:formula="of:=[.B3]*[.I3]" office:value-type="float" office:value="22.7857458" calcext:value-type="float">
            <text:p>22,7857458</text:p>
          </table:table-cell>
          <table:table-cell table:formula="of:=[.D3]*[.J3]" office:value-type="float" office:value="101.0979241" calcext:value-type="float">
            <text:p>101,0979241</text:p>
          </table:table-cell>
          <table:table-cell table:formula="of:=[.A3]*[.K3]" office:value-type="float" office:value="31.5512766" calcext:value-type="float">
            <text:p>31,5512766</text:p>
          </table:table-cell>
          <table:table-cell table:formula="of:=[.D3]*[.L3]" office:value-type="float" office:value="142.4165063" calcext:value-type="float">
            <text:p>142,4165063</text:p>
          </table:table-cell>
          <table:table-cell table:formula="of:=[.A3]*[.M3]" office:value-type="float" office:value="30.7994868" calcext:value-type="float">
            <text:p>30,7994868</text:p>
          </table:table-cell>
          <table:table-cell table:formula="of:=[.B3]*[.N3]" office:value-type="float" office:value="55.9446147" calcext:value-type="float">
            <text:p>55,944614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200-1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table:formula="of:=[.C3]*[.I8]" office:value-type="float" office:value="51.5345176" calcext:value-type="float">
            <text:p>51,5345176</text:p>
          </table:table-cell>
          <table:table-cell table:formula="of:=[.E3]*[.J8]" office:value-type="float" office:value="237.1253324" calcext:value-type="float">
            <text:p>237,1253324</text:p>
          </table:table-cell>
          <table:table-cell table:formula="of:=[.A3]*[.K8]" office:value-type="float" office:value="28.4471568" calcext:value-type="float">
            <text:p>28,4471568</text:p>
          </table:table-cell>
          <table:table-cell table:formula="of:=[.E3]*[.L8]" office:value-type="float" office:value="370.0455506" calcext:value-type="float">
            <text:p>370,0455506</text:p>
          </table:table-cell>
          <table:table-cell table:formula="of:=[.A3]*[.M8]" office:value-type="float" office:value="43.5551688" calcext:value-type="float">
            <text:p>43,5551688</text:p>
          </table:table-cell>
          <table:table-cell table:formula="of:=[.C3]*[.N8]" office:value-type="float" office:value="72.0806953" calcext:value-type="float">
            <text:p>72,080695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1000-10000 years</text:p>
          </table:table-cell>
          <table:table-cell office:value-type="string" calcext:value-type="string">
            <text:p>Greenland_Iceland</text:p>
          </table:table-cell>
          <table:table-cell office:value-type="string" calcext:value-type="string">
            <text:p>Mainland_Iceland</text:p>
          </table:table-cell>
          <table:table-cell office:value-type="string" calcext:value-type="string">
            <text:p>Iceland_Greenland</text:p>
          </table:table-cell>
          <table:table-cell office:value-type="string" calcext:value-type="string">
            <text:p>Mainland_Greenland</text:p>
          </table:table-cell>
          <table:table-cell office:value-type="string" calcext:value-type="string">
            <text:p>Iceland_Mainland</text:p>
          </table:table-cell>
          <table:table-cell office:value-type="string" calcext:value-type="string">
            <text:p>Greenland_Mainland</text:p>
          </table:table-cell>
        </table:table-row>
        <table:table-row table:style-name="ro1">
          <table:table-cell table:number-columns-repeated="8"/>
          <table:table-cell table:formula="of:=[.C3]*[.I13]" office:value-type="float" office:value="38.5471957" calcext:value-type="float">
            <text:p>38,5471957</text:p>
          </table:table-cell>
          <table:table-cell table:formula="of:=[.E3]*[.J13]" office:value-type="float" office:value="1051.2891906" calcext:value-type="float">
            <text:p>1051,2891906</text:p>
          </table:table-cell>
          <table:table-cell table:formula="of:=[.A3]*[.K13]" office:value-type="float" office:value="30.3473934" calcext:value-type="float">
            <text:p>30,3473934</text:p>
          </table:table-cell>
          <table:table-cell table:formula="of:=[.E3]*[.L13]" office:value-type="float" office:value="1246.6610596" calcext:value-type="float">
            <text:p>1246,6610596</text:p>
          </table:table-cell>
          <table:table-cell table:formula="of:=[.A3]*[.M13]" office:value-type="float" office:value="0.035891883" calcext:value-type="float">
            <text:p>0,035891883</text:p>
          </table:table-cell>
          <table:table-cell table:formula="of:=[.C3]*[.N13]" office:value-type="float" office:value="1.977228237" calcext:value-type="float">
            <text:p>1,977228237</text:p>
          </table:table-cell>
        </table:table-row>
        <table:table-row table:style-name="ro1">
          <table:table-cell table:number-columns-repeated="6"/>
          <table:table-cell table:style-name="ce3"/>
          <table:table-cell table:style-name="ce5" table:number-columns-repeated="6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9" number:min-decimal-places="9" number:min-integer-digits="1" number:grouping="true"/>
    </number:number-style>
    <number:number-style style:name="N123">
      <number:number number:decimal-places="8" number:min-decimal-places="8" number:min-integer-digits="1" number:grouping="true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19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18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17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1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6" number:min-decimal-places="6" number:min-integer-digits="1" number:grouping="true"/>
    </number:number-style>
    <number:number-style style:name="N107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13:28.325834490</meta:creation-date>
    <dc:date>2022-10-31T15:45:23.947699361</dc:date>
    <meta:editing-duration>P11DT1H27M50S</meta:editing-duration>
    <meta:editing-cycles>2</meta:editing-cycles>
    <meta:generator>LibreOffice/7.3.6.2$Linux_X86_64 LibreOffice_project/30$Build-2</meta:generator>
    <meta:document-statistic meta:table-count="1" meta:cell-count="136" meta:object-count="0"/>
  </office:meta>
</office:document-meta>
</file>